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ListParagraph" style:list-style-name="LFO1" style:family="paragraph">
      <style:paragraph-properties fo:margin-bottom="0in" fo:line-height="100%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We provide support for the following<text:s/>products:</text:p>
      <text:list text:style-name="LFO1" text:continue-numbering="true">
        <text:list-item>
          <text:p text:style-name="P2"><text:span text:style-name="T3">&lt;&lt;foreach [in<text:s/></text:span><text:span text:style-name="T4">products</text:span><text:span text:style-name="T5">]&gt;&gt;&lt;&lt;[</text:span><text:span text:style-name="T6">Product</text:span><text:span text:style-name="T7">Name</text:span><text:span text:style-name="T8">]&gt;&gt;</text:span></text:p>
        </text:list-item>
      </text:list>
      <text:p text:style-name="Normal"><text:span text:style-name="T9">&lt;&lt;/foreach&gt;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Иван</meta:initial-creator>
    <dc:creator>USMAN</dc:creator>
    <meta:creation-date>2015-12-14T06:57:00Z</meta:creation-date>
    <dc:date>2015-12-14T06:57:00Z</dc:date>
    <meta:template xlink:href="Normal" xlink:type="simple"/>
    <meta:editing-cycles>2</meta:editing-cycles>
    <meta:editing-duration>PT0S</meta:editing-duration>
    <meta:document-statistic meta:page-count="1" meta:paragraph-count="1" meta:word-count="15" meta:character-count="102" meta:row-count="1" meta:non-whitespace-character-count="88"/>
  </office:meta>
</office:document-meta>
</file>